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Verdana" svg:font-family="Verdana, sans-serif"/>
    <style:font-face style:name="arial" svg:font-family="arial, x-locale-body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Verdana1" fo:font-size="12pt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Verdana1" fo:font-size="12pt" style:text-underline-style="none" fo:font-weight="normal" fo:background-color="#ffff00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Verdana1" fo:font-size="12pt" style:text-underline-style="none" fo:font-weight="normal" fo:background-color="#ffffff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Verdana1" fo:font-size="12pt" style:text-underline-style="none" fo:font-weight="normal" fo:background-color="#ffff99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Verdana1" fo:font-size="12pt" style:text-underline-style="none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Verdana1" fo:font-size="12pt" style:text-underline-style="none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Verdana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Verdana1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22223b" style:font-name="Verdana1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22223b" style:font-name="Verdana1" fo:font-size="12pt" fo:letter-spacing="normal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Verdana1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Verdana1" fo:font-size="12pt" fo:font-style="normal" style:text-underline-style="none" fo:font-weight="normal" style:text-blinking="false" fo:background-color="#ffff00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Verdana1" fo:font-size="12pt" fo:font-style="normal" style:text-underline-style="none" fo:font-weight="normal" style:text-blinking="false" fo:background-color="#336600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Verdana1" fo:font-size="12pt" fo:font-style="normal" style:text-underline-style="solid" style:text-underline-width="auto" style:text-underline-color="font-color" fo:font-weight="normal" style:text-blinking="false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Verdana1" fo:font-size="12pt" fo:letter-spacing="normal" fo:font-style="normal" style:text-underline-style="none" fo:font-weight="normal" style:text-blinking="false" fo:background-color="#336600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ff3333" style:font-name="Verdana1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ff3333" style:font-name="Verdana1" fo:font-size="12pt" fo:letter-spacing="normal" fo:font-style="normal" style:text-underline-style="none" fo:font-weight="normal" fo:background-color="#ffffff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ff3333" style:text-line-through-style="none" style:font-name="Verdana1" fo:font-size="12pt" fo:letter-spacing="normal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66" style:text-line-through-style="none" style:font-name="Verdana1" fo:font-size="12pt" fo:font-style="italic" style:text-underline-style="solid" style:text-underline-width="auto" style:text-underline-color="font-color" fo:font-weight="normal" style:text-blinking="false" fo:background-color="#ffffff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66" style:text-line-through-style="none" style:font-name="Verdana1" fo:font-size="12pt" fo:letter-spacing="normal" fo:font-style="normal" style:text-underline-style="solid" style:text-underline-width="auto" style:text-underline-color="font-color" fo:font-weight="normal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66" style:text-line-through-style="none" style:font-name="Verdana1" fo:font-size="12pt" fo:font-style="normal" style:text-underline-style="none" fo:font-weight="normal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66" style:text-line-through-style="none" style:font-name="Verdana1" fo:font-size="12pt" fo:font-style="normal" style:text-underline-style="solid" style:text-underline-width="auto" style:text-underline-color="font-color" fo:font-weight="normal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66" style:font-name="Verdana1" fo:font-size="12pt" fo:font-style="italic" style:text-underline-style="solid" style:text-underline-width="auto" style:text-underline-color="font-color" fo:font-weight="normal" fo:background-color="#ffffff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>
      <style:paragraph-properties fo:text-align="start" style:justify-single-word="false" fo:background-color="#ffffff">
        <style:background-image/>
      </style:paragraph-properties>
    </style:style>
    <style:style style:name="P27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font-variant="normal" fo:text-transform="none" fo:color="#ff3333" style:font-name="Verdana1" fo:font-size="12pt" fo:letter-spacing="normal" fo:font-style="normal" style:text-underline-style="none" fo:font-weight="normal" fo:background-color="#ffffff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800000" style:font-name="Verdana1" fo:font-size="12pt" style:text-underline-style="none" fo:font-weight="normal" fo:background-color="#ffffff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Verdana1" fo:font-size="12pt" style:text-underline-style="none" fo:font-weight="normal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Verdana1" fo:font-size="12pt" style:text-underline-style="none" fo:font-weight="normal" style:font-size-asian="12pt" style:font-weight-asian="normal" style:font-size-complex="12pt" style:font-weight-complex="normal"/>
    </style:style>
    <style:style style:name="P31" style:family="paragraph" style:parent-style-name="Standard" style:list-style-name="L2">
      <style:paragraph-properties fo:text-align="start" style:justify-single-word="false"/>
      <style:text-properties style:font-name="Verdana1" fo:font-size="12pt" style:text-underline-style="none" fo:font-weight="normal" style:font-size-asian="12pt" style:font-weight-asian="normal" style:font-size-complex="12pt" style:font-weight-complex="normal"/>
    </style:style>
    <style:style style:name="P32" style:family="paragraph" style:parent-style-name="Standard" style:list-style-name="L3">
      <style:paragraph-properties fo:text-align="start" style:justify-single-word="false"/>
      <style:text-properties style:font-name="Verdana1" fo:font-size="12pt" style:text-underline-style="none" fo:font-weight="normal" style:font-size-asian="12pt" style:font-weight-asian="normal" style:font-size-complex="12pt" style:font-weight-complex="normal"/>
    </style:style>
    <style:style style:name="P33" style:family="paragraph" style:parent-style-name="Standard" style:list-style-name="L4">
      <style:paragraph-properties fo:text-align="start" style:justify-single-word="false"/>
      <style:text-properties style:font-name="Verdana1" fo:font-size="12pt" style:text-underline-style="none" fo:font-weight="normal" style:font-size-asian="12pt" style:font-weight-asian="normal" style:font-size-complex="12pt" style:font-weight-complex="normal"/>
    </style:style>
    <style:style style:name="P34" style:family="paragraph" style:parent-style-name="Standard" style:list-style-name="L5">
      <style:paragraph-properties fo:text-align="start" style:justify-single-word="false"/>
      <style:text-properties style:font-name="Verdana1" fo:font-size="12pt" style:text-underline-style="none" fo:font-weight="normal" style:font-size-asian="12pt" style:font-weight-asian="normal" style:font-size-complex="12pt" style:font-weight-complex="normal"/>
    </style:style>
    <style:style style:name="P35" style:family="paragraph" style:parent-style-name="Standard" style:list-style-name="L6">
      <style:paragraph-properties fo:text-align="start" style:justify-single-word="false"/>
      <style:text-properties style:font-name="Verdana1" fo:font-size="12pt" style:text-underline-style="none" fo:font-weight="normal" style:font-size-asian="12pt" style:font-weight-asian="normal" style:font-size-complex="12pt" style:font-weight-complex="normal"/>
    </style:style>
    <style:style style:name="P36" style:family="paragraph" style:parent-style-name="Standard" style:list-style-name="L7">
      <style:paragraph-properties fo:text-align="start" style:justify-single-word="false"/>
      <style:text-properties style:font-name="Verdana1" fo:font-size="12pt" style:text-underline-style="none" fo:font-weight="normal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Verdana1" fo:font-size="12pt" style:text-underline-style="none" fo:font-weight="normal" fo:background-color="#ffffff" style:font-size-asian="12pt" style:font-weight-asian="normal" style:font-size-complex="12pt" style:font-weight-complex="normal"/>
    </style:style>
    <style:style style:name="P38" style:family="paragraph" style:parent-style-name="Standard" style:list-style-name="L8">
      <style:paragraph-properties fo:text-align="start" style:justify-single-word="false"/>
      <style:text-properties style:font-name="Verdana1" fo:font-size="12pt" style:text-underline-style="none" fo:font-weight="normal" fo:background-color="#ffffff" style:font-size-asian="12pt" style:font-weight-asian="normal" style:font-size-complex="12pt" style:font-weight-complex="normal"/>
    </style:style>
    <style:style style:name="P39" style:family="paragraph" style:parent-style-name="Standard" style:list-style-name="L14">
      <style:paragraph-properties fo:text-align="start" style:justify-single-word="false"/>
      <style:text-properties style:font-name="Verdana1" fo:font-size="12pt" style:text-underline-style="none" fo:font-weight="normal" fo:background-color="#ffffff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Verdana1" fo:font-size="12pt" style:text-underline-style="none" fo:font-weight="normal" fo:background-color="#ffff99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Verdana1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42" style:family="paragraph" style:parent-style-name="Standard" style:list-style-name="L12">
      <style:paragraph-properties fo:text-align="start" style:justify-single-word="false"/>
      <style:text-properties style:font-name="Verdana1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22223b" style:font-name="Verdana1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ff3333" style:font-name="Verdana1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ff3333" style:font-name="Verdana1" fo:font-size="12pt" fo:letter-spacing="normal" fo:font-style="normal" style:text-underline-style="none" fo:font-weight="normal" fo:background-color="#ffffff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ff3333" style:text-line-through-style="none" style:font-name="Verdana1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ff3333" style:text-line-through-style="none" style:font-name="Verdana1" fo:font-size="12pt" fo:letter-spacing="normal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Verdana1" fo:font-size="12pt" fo:font-style="normal" style:text-underline-style="none" fo:font-weight="normal" style:text-blinking="false" fo:background-color="#ffff00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Verdana1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50" style:family="paragraph" style:parent-style-name="Standard" style:list-style-name="L9">
      <style:paragraph-properties fo:text-align="start" style:justify-single-word="false"/>
      <style:text-properties fo:font-variant="normal" fo:text-transform="none" fo:color="#000000" style:text-line-through-style="none" style:font-name="Verdana1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51" style:family="paragraph" style:parent-style-name="Standard" style:list-style-name="L10">
      <style:paragraph-properties fo:text-align="start" style:justify-single-word="false"/>
      <style:text-properties fo:font-variant="normal" fo:text-transform="none" fo:color="#000000" style:text-line-through-style="none" style:font-name="Verdana1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800000" style:font-name="Verdana1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P53" style:family="paragraph" style:parent-style-name="Standard" style:list-style-name="L7">
      <style:paragraph-properties fo:text-align="start" style:justify-single-word="false"/>
      <style:text-properties fo:font-variant="normal" fo:text-transform="none" fo:color="#800000" style:font-name="Verdana1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</style:style>
    <style:style style:name="P55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style:font-name="Verdana1" fo:font-size="12pt" style:text-underline-style="none" fo:font-weight="normal" fo:background-color="#ffffff" style:font-size-asian="12pt" style:font-weight-asian="normal" style:font-size-complex="12pt" style:font-weight-complex="normal"/>
    </style:style>
    <style:style style:name="P56" style:family="paragraph" style:parent-style-name="Standard" style:list-style-name="L11">
      <style:paragraph-properties fo:text-align="start" style:justify-single-word="false" fo:background-color="#ffffff">
        <style:background-image/>
      </style:paragraph-properties>
      <style:text-properties style:font-name="Verdana1" fo:font-size="12pt" style:text-underline-style="none" fo:font-weight="normal" fo:background-color="#ffffff" style:font-size-asian="12pt" style:font-weight-asian="normal" style:font-size-complex="12pt" style:font-weight-complex="normal"/>
    </style:style>
    <style:style style:name="P57" style:family="paragraph" style:parent-style-name="Standard" style:list-style-name="L13">
      <style:paragraph-properties fo:text-align="start" style:justify-single-word="false" fo:background-color="#ffffff">
        <style:background-image/>
      </style:paragraph-properties>
      <style:text-properties style:font-name="Verdana1" fo:font-size="12pt" style:text-underline-style="none" fo:font-weight="normal" fo:background-color="#ffffff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font-variant="normal" fo:text-transform="none" fo:color="#ff3333" style:text-line-through-style="none" style:font-name="Verdana1" fo:font-size="12pt" fo:letter-spacing="normal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000000" style:text-line-through-style="none" fo:font-style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Verdana1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000000" style:font-name="Verdana" fo:font-size="11.25pt" fo:letter-spacing="normal" fo:font-style="normal"/>
    </style:style>
    <style:style style:name="T4" style:family="text">
      <style:text-properties fo:font-variant="normal" fo:text-transform="none" fo:color="#000000" style:font-name="Verdana" fo:font-size="11.25pt" fo:letter-spacing="normal" fo:font-style="normal" fo:background-color="#ffff99"/>
    </style:style>
    <style:style style:name="T5" style:family="text">
      <style:text-properties fo:font-variant="normal" fo:text-transform="none" fo:color="#000000" style:font-name="Verdana" fo:font-size="11.25pt" fo:letter-spacing="normal" fo:font-style="normal" style:text-underline-style="none"/>
    </style:style>
    <style:style style:name="T6" style:family="text">
      <style:text-properties fo:font-variant="normal" fo:text-transform="none" fo:color="#000000" style:font-name="Verdana" fo:font-size="11.25pt" fo:letter-spacing="normal" fo:font-style="normal" style:text-underline-style="none" fo:background-color="#ffff99"/>
    </style:style>
    <style:style style:name="T7" style:family="text">
      <style:text-properties fo:font-variant="normal" fo:text-transform="none" fo:color="#22223b" fo:letter-spacing="normal" fo:font-style="normal"/>
    </style:style>
    <style:style style:name="T8" style:family="text">
      <style:text-properties fo:font-variant="normal" fo:text-transform="none" fo:color="#212121" style:font-name="arial" fo:font-size="12pt" fo:letter-spacing="normal" fo:font-style="normal" fo:font-weight="normal"/>
    </style:style>
    <style:style style:name="T9" style:family="text">
      <style:text-properties fo:font-variant="normal" fo:text-transform="none" fo:color="#212121" style:font-name="Verdana1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ff3333" style:font-name="Verdana1" fo:font-size="12pt" fo:letter-spacing="normal" fo:font-style="normal" style:text-underline-style="none" fo:font-weight="normal" fo:background-color="#ffffff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ff3333" fo:letter-spacing="normal" fo:font-style="normal"/>
    </style:style>
    <style:style style:name="T12" style:family="text">
      <style:text-properties style:font-name="Verdana1" fo:font-size="12pt" style:text-underline-style="none" fo:font-weight="normal" style:font-size-asian="12pt" style:font-weight-asian="normal" style:font-size-complex="12pt" style:font-weight-complex="normal"/>
    </style:style>
    <style:style style:name="T13" style:family="text">
      <style:text-properties style:font-name="Verdana1" fo:font-size="12pt" style:text-underline-style="none" fo:font-weight="normal" fo:background-color="#ffff00" style:font-size-asian="12pt" style:font-weight-asian="normal" style:font-size-complex="12pt" style:font-weight-complex="normal"/>
    </style:style>
    <style:style style:name="T14" style:family="text">
      <style:text-properties style:font-name="Verdana1" fo:font-size="12pt" style:text-underline-style="none" fo:font-weight="normal" fo:background-color="#ffff99" style:font-size-asian="12pt" style:font-weight-asian="normal" style:font-size-complex="12pt" style:font-weight-complex="normal"/>
    </style:style>
    <style:style style:name="T15" style:family="text">
      <style:text-properties fo:background-color="#ffff00"/>
    </style:style>
    <style:style style:name="T16" style:family="text">
      <style:text-properties fo:background-color="#ffd320"/>
    </style:style>
    <style:style style:name="T17" style:family="text">
      <style:text-properties fo:letter-spacing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 CSS Cheatsheet – Text</text:p>
      <text:p text:style-name="P1"/>
      <text:p text:style-name="P2">Sections:</text:p>
      <text:list xml:id="list6423116309229509757" text:style-name="L1">
        <text:list-item>
          <text:p text:style-name="P30">Intro</text:p>
        </text:list-item>
        <text:list-item>
          <text:p text:style-name="P30">Font Stack</text:p>
        </text:list-item>
        <text:list-item>
          <text:p text:style-name="P30">Font Styles</text:p>
        </text:list-item>
        <text:list-item>
          <text:p text:style-name="P30">Text Layout</text:p>
        </text:list-item>
        <text:list-item>
          <text:p text:style-name="P30">Font</text:p>
        </text:list-item>
      </text:list>
      <text:p text:style-name="P2"/>
      <text:p text:style-name="P6">[Section 1 = Intro]</text:p>
      <text:p text:style-name="P2"/>
      <text:p text:style-name="P8">The road so far...</text:p>
      <text:p text:style-name="P7"/>
      <text:p text:style-name="P11">My series of cheatsheets have led me through the design process of laying out and positioning elements on the page, and how best to select the elements to apply styling. </text:p>
      <text:p text:style-name="P11"/>
      <text:p text:style-name="P2"><text:span text:style-name="T7">Now that I have my building blocks in place and my background set it is time to look at a very simple but possibly the most important type of content on any project....the text.</text:span> </text:p>
      <text:p text:style-name="P2"/>
      <text:p text:style-name="P11"><text:bookmark text:name="docs-internal-guid-9113d7ea-7fff-18fe-822b-46c7a394b137"/>All text inside an element is all affected as one single entity (only &amp;lt;span&amp;gt;, &amp;lt;strong&lt;&amp;gt; , and similar, or pseudo-elements (::first-letter) can be used to style subsections of text)</text:p>
      <text:p text:style-name="P2"/>
      <text:p text:style-name="P6">[Section 2 = Font Stack]</text:p>
      <text:p text:style-name="P6"/>
      <text:p text:style-name="P8">Font Stack</text:p>
      <text:p text:style-name="P8"/>
      <text:p text:style-name="P2"/>
      <text:p text:style-name="P2">At the most basic level fonts can be:</text:p>
      <text:p text:style-name="P2"/>
      <text:p text:style-name="P2">san-serif</text:p>
      <text:p text:style-name="P2">serif</text:p>
      <text:p text:style-name="P2">monospace</text:p>
      <text:p text:style-name="P2">fantasy</text:p>
      <text:p text:style-name="P2">script/cursive</text:p>
      <text:p text:style-name="P2"/>
      <text:p text:style-name="P2">Web safe fonts (pre-installed in most O.S but some are Windows only or MAC only) used mainly for fallback in font stacks if the imported font or primary font is not supported.</text:p>
      <text:p text:style-name="P2"/>
      <text:p text:style-name="P18">CODEBOX:</text:p>
      <text:p text:style-name="P28"><text:bookmark text:name="docs-internal-guid-fdbc050c-7fff-1950-77dd-69c6fcffbdd6"/>p {</text:p>
      <text:p text:style-name="P28">font-family: var(--header-font), “Trebuchet MS”, Verdana,sans-serif;</text:p>
      <text:p text:style-name="P28">}</text:p>
      <text:p text:style-name="P2"/>
      <text:p text:style-name="P9">San-serif</text:p>
      <text:p text:style-name="P9"/>
      <text:p text:style-name="P2"><text:soft-page-break/>Arial</text:p>
      <text:p text:style-name="P2">Arial Black</text:p>
      <text:p text:style-name="P2">Arial Narrow</text:p>
      <text:p text:style-name="P2">Arial Rounded MT Bold</text:p>
      <text:p text:style-name="P2">Avant Garde</text:p>
      <text:p text:style-name="P2">Calibri</text:p>
      <text:p text:style-name="P2">Candara</text:p>
      <text:p text:style-name="P2">Century Gothic</text:p>
      <text:p text:style-name="P2">Franklin Gothic Medium</text:p>
      <text:p text:style-name="P2">Futura</text:p>
      <text:p text:style-name="P2">Geneva</text:p>
      <text:p text:style-name="P2">Gill Sans</text:p>
      <text:p text:style-name="P2">Helvetica</text:p>
      <text:p text:style-name="P2">Impact</text:p>
      <text:p text:style-name="P2">Lucinda Grande</text:p>
      <text:p text:style-name="P2">Optima</text:p>
      <text:p text:style-name="P2">Segoe UI</text:p>
      <text:p text:style-name="P2">Tahoma</text:p>
      <text:p text:style-name="P2">Trebuchet MS</text:p>
      <text:p text:style-name="P2">Verdana</text:p>
      <text:p text:style-name="P2"/>
      <text:p text:style-name="P9">Serif</text:p>
      <text:p text:style-name="P2"/>
      <text:p text:style-name="P2">Big Caslon</text:p>
      <text:p text:style-name="P2">Bodoni MT</text:p>
      <text:p text:style-name="P2">Book Antiqua</text:p>
      <text:p text:style-name="P2">Calisto MT</text:p>
      <text:p text:style-name="P2">Cambria</text:p>
      <text:p text:style-name="P2">Didot</text:p>
      <text:p text:style-name="P2">Garamund</text:p>
      <text:p text:style-name="P2">Georgia</text:p>
      <text:p text:style-name="P2">Goudy Old Style</text:p>
      <text:p text:style-name="P2">Hoefler Text</text:p>
      <text:p text:style-name="P2">Lucida Bright</text:p>
      <text:p text:style-name="P2">Palatino</text:p>
      <text:p text:style-name="P2">Perpetua</text:p>
      <text:p text:style-name="P2">Rockwell</text:p>
      <text:p text:style-name="P2">Rockwell Extra Bold</text:p>
      <text:p text:style-name="P2">Baskerville</text:p>
      <text:p text:style-name="P2">Times New Roman</text:p>
      <text:p text:style-name="P2"/>
      <text:p text:style-name="P9">Monospaced</text:p>
      <text:p text:style-name="P2"/>
      <text:p text:style-name="P2">Consolas</text:p>
      <text:p text:style-name="P2">Courier New</text:p>
      <text:p text:style-name="P2">Lucida Console</text:p>
      <text:p text:style-name="P2">Lucida Sans Typewriter</text:p>
      <text:p text:style-name="P2">Monaco</text:p>
      <text:p text:style-name="P2">Anadle Mono</text:p>
      <text:p text:style-name="P2"><text:soft-page-break/></text:p>
      <text:p text:style-name="P9">Fantasy</text:p>
      <text:p text:style-name="P2"/>
      <text:p text:style-name="P2">Copperplate</text:p>
      <text:p text:style-name="P2">Papyrus</text:p>
      <text:p text:style-name="P2"/>
      <text:p text:style-name="P9">Script</text:p>
      <text:p text:style-name="P2"/>
      <text:p text:style-name="P2">Brush Script MT</text:p>
      <text:p text:style-name="P6"/>
      <text:p text:style-name="P6">[Section 3 = Font Style]</text:p>
      <text:p text:style-name="P6"/>
      <text:p text:style-name="P8">Font Style</text:p>
      <text:p text:style-name="P8"/>
      <text:p text:style-name="P2">Subsection:</text:p>
      <text:list xml:id="list3722074834966283901" text:style-name="L2">
        <text:list-item>
          <text:p text:style-name="P31">Font Size</text:p>
        </text:list-item>
        <text:list-item>
          <text:p text:style-name="P31">Font Style</text:p>
        </text:list-item>
        <text:list-item>
          <text:p text:style-name="P31">Font Weight</text:p>
        </text:list-item>
        <text:list-item>
          <text:p text:style-name="P31">Text transform</text:p>
        </text:list-item>
        <text:list-item>
          <text:p text:style-name="P31">Text decoration</text:p>
        </text:list-item>
        <text:list-item>
          <text:p text:style-name="P31">Text drop shadows</text:p>
        </text:list-item>
      </text:list>
      <text:p text:style-name="P8"/>
      <text:p text:style-name="P9">Font Size</text:p>
      <text:p text:style-name="P2"/>
      <text:p text:style-name="P2">The default font-size for html is 16px which looks like this:</text:p>
      <text:p text:style-name="P2"/>
      <text:p text:style-name="P11">&amp;lt;h1&amp;gt;</text:p>
      <text:p text:style-name="P11">&amp;lt;h2&amp;gt;</text:p>
      <text:p text:style-name="P11">&amp;lt;h3&amp;gt;</text:p>
      <text:p text:style-name="P11">&amp;lt;h4&amp;gt;</text:p>
      <text:p text:style-name="P11">&amp;lt;h5&amp;gt;</text:p>
      <text:p text:style-name="P11">&amp;lt;h6&amp;gt;</text:p>
      <text:p text:style-name="P11">&amp;lt;p&amp;gt;</text:p>
      <text:p text:style-name="P11"/>
      <text:p text:style-name="P11">Font Size is commonly set as px, em, rem, vw, ch or pt (print view)</text:p>
      <text:p text:style-name="P11"/>
      <text:p text:style-name="P18">CODEBOX:</text:p>
      <text:p text:style-name="P18"><text:s/>p {</text:p>
      <text:p text:style-name="P18">font-size: 1em;</text:p>
      <text:p text:style-name="P18">}</text:p>
      <text:p text:style-name="P11"/>
      <text:p text:style-name="P11">To make font-size responsive we can use clamp...</text:p>
      <text:p text:style-name="P11"/>
      <text:p text:style-name="P18">CODEBOX:</text:p>
      <text:p text:style-name="P18"><text:s/>p {</text:p>
      <text:p text:style-name="P52">font-size: clamp(1rem, 2.5vw, 2rem);</text:p>
      <text:p text:style-name="P18">}</text:p>
      <text:p text:style-name="P11"/>
      <text:p text:style-name="P11"/>
      <text:p text:style-name="P22"><text:soft-page-break/>Seeing is believing [figure container caption]</text:p>
      <text:p text:style-name="P22"/>
      <text:p text:style-name="P15">Lorem Ipsum in a container box</text:p>
      <text:p text:style-name="P17">caption: clamping in progress...</text:p>
      <text:p text:style-name="P9"/>
      <text:p text:style-name="P9">Font Style</text:p>
      <text:p text:style-name="P9"/>
      <text:p text:style-name="P18">CODEBOX:</text:p>
      <text:p text:style-name="P18"><text:s/>p {</text:p>
      <text:p text:style-name="P18">font-style: italic;</text:p>
      <text:p text:style-name="P18">}</text:p>
      <text:p text:style-name="P9"/>
      <text:list xml:id="list5709152722344886308" text:style-name="L3">
        <text:list-item>
          <text:p text:style-name="P32">Normal</text:p>
        </text:list-item>
        <text:list-item>
          <text:p text:style-name="P32">Italic</text:p>
        </text:list-item>
        <text:list-item>
          <text:p text:style-name="P32">Oblique</text:p>
        </text:list-item>
      </text:list>
      <text:p text:style-name="P11"/>
      <text:p text:style-name="P2"/>
      <text:p text:style-name="P9">Font Weight</text:p>
      <text:p text:style-name="P9"/>
      <text:p text:style-name="P18">CODEBOX:</text:p>
      <text:p text:style-name="P18"><text:s/>p {</text:p>
      <text:p text:style-name="P18">font-weight: bold;</text:p>
      <text:p text:style-name="P18">}</text:p>
      <text:p text:style-name="P9"/>
      <text:list xml:id="list3743113637482336392" text:style-name="L4">
        <text:list-item>
          <text:p text:style-name="P33">normal</text:p>
        </text:list-item>
        <text:list-item>
          <text:p text:style-name="P33">bold</text:p>
        </text:list-item>
        <text:list-item>
          <text:p text:style-name="P33">lighter</text:p>
        </text:list-item>
        <text:list-item>
          <text:p text:style-name="P33">bolder</text:p>
        </text:list-item>
        <text:list-item>
          <text:p text:style-name="P33">100-900</text:p>
          <text:list>
            <text:list-item>
              <text:p text:style-name="P33">100</text:p>
            </text:list-item>
            <text:list-item>
              <text:p text:style-name="P33">200</text:p>
            </text:list-item>
            <text:list-item>
              <text:p text:style-name="P33">300</text:p>
            </text:list-item>
            <text:list-item>
              <text:p text:style-name="P33">400</text:p>
            </text:list-item>
            <text:list-item>
              <text:p text:style-name="P33">500</text:p>
            </text:list-item>
            <text:list-item>
              <text:p text:style-name="P33">600</text:p>
            </text:list-item>
            <text:list-item>
              <text:p text:style-name="P33">700</text:p>
            </text:list-item>
            <text:list-item>
              <text:p text:style-name="P33">800</text:p>
            </text:list-item>
            <text:list-item>
              <text:p text:style-name="P33">900</text:p>
            </text:list-item>
          </text:list>
        </text:list-item>
      </text:list>
      <text:p text:style-name="P2"/>
      <text:p text:style-name="P9">Text Transform</text:p>
      <text:p text:style-name="P2"/>
      <text:p text:style-name="P18">CODEBOX:</text:p>
      <text:p text:style-name="P18"><text:s/>p {</text:p>
      <text:p text:style-name="P18">text-transform: uppercase;</text:p>
      <text:p text:style-name="P18">}</text:p>
      <text:list xml:id="list253930293849587237" text:style-name="L5">
        <text:list-item>
          <text:p text:style-name="P34">none</text:p>
        </text:list-item>
        <text:list-item>
          <text:p text:style-name="P34">uppercase</text:p>
        </text:list-item>
        <text:list-item>
          <text:p text:style-name="P34">lowercase</text:p>
        </text:list-item>
        <text:list-item>
          <text:p text:style-name="P34">capitalize</text:p>
        </text:list-item>
        <text:list-item>
          <text:p text:style-name="P34"><text:soft-page-break/>full-width</text:p>
          <text:p text:style-name="P34"/>
        </text:list-item>
      </text:list>
      <text:p text:style-name="P9">Text Decoration</text:p>
      <text:p text:style-name="P9"/>
      <text:p text:style-name="P18">CODEBOX:</text:p>
      <text:p text:style-name="P18"><text:s/>p {</text:p>
      <text:p text:style-name="P18">text-decoration-line: underline;</text:p>
      <text:p text:style-name="P18">text-decoration-style: double;</text:p>
      <text:p text:style-name="P18">text-underline-offset: 3px;</text:p>
      <text:p text:style-name="P18">text-decoration-color: red;</text:p>
      <text:p text:style-name="P18">}</text:p>
      <text:list xml:id="list6372536755692373096" text:style-name="L6">
        <text:list-item>
          <text:p text:style-name="P35">text-decoration-line</text:p>
          <text:list>
            <text:list-item>
              <text:p text:style-name="P35">none</text:p>
            </text:list-item>
            <text:list-item>
              <text:p text:style-name="P35">underline</text:p>
            </text:list-item>
            <text:list-item>
              <text:p text:style-name="P35">overline</text:p>
            </text:list-item>
            <text:list-item>
              <text:p text:style-name="P35">line-through</text:p>
            </text:list-item>
          </text:list>
        </text:list-item>
        <text:list-item>
          <text:p text:style-name="P35">text-decoration-style</text:p>
          <text:list>
            <text:list-item>
              <text:p text:style-name="P35">solid</text:p>
            </text:list-item>
            <text:list-item>
              <text:p text:style-name="P35">double</text:p>
            </text:list-item>
            <text:list-item>
              <text:p text:style-name="P35">dotted</text:p>
            </text:list-item>
            <text:list-item>
              <text:p text:style-name="P35">dashed</text:p>
            </text:list-item>
            <text:list-item>
              <text:p text:style-name="P35">wavy</text:p>
            </text:list-item>
          </text:list>
        </text:list-item>
        <text:list-item>
          <text:p text:style-name="P35">text-underline-offset</text:p>
          <text:list>
            <text:list-item>
              <text:p text:style-name="P35">auto</text:p>
            </text:list-item>
            <text:list-item>
              <text:p text:style-name="P35">set by pixel (example of pgq not having tails cut)</text:p>
            </text:list-item>
          </text:list>
        </text:list-item>
        <text:list-item>
          <text:p text:style-name="P35">text-decoration-color</text:p>
          <text:p text:style-name="P35"/>
        </text:list-item>
      </text:list>
      <text:p text:style-name="P9">Text Drop Shadows</text:p>
      <text:p text:style-name="P8"/>
      <text:p text:style-name="P11">Text drop shadows use 4 properties:</text:p>
      <text:p text:style-name="P12"/>
      <text:p text:style-name="P11"/>
      <text:p text:style-name="P11">1-The horizontal offset of the shadow from the original text</text:p>
      <text:p text:style-name="P11">2-The vertical offset of the shadow from the original text</text:p>
      <text:p text:style-name="P11">3-The blur radius (default = 0)</text:p>
      <text:p text:style-name="P11">4-Base colour (default = black)</text:p>
      <text:p text:style-name="P11"/>
      <text:p text:style-name="P18">CODEBOX:</text:p>
      <text:p text:style-name="P18"><text:s/>p {</text:p>
      <text:p text:style-name="P19">text-shadow: 4px 4px 5 px red;</text:p>
      <text:p text:style-name="P18">}</text:p>
      <text:p text:style-name="P11"/>
      <text:p text:style-name="P11">Multiple shadows can be added:</text:p>
      <text:p text:style-name="P10"/>
      <text:p text:style-name="P18">CODEBOX:</text:p>
      <text:p text:style-name="P18"><text:s/>p {</text:p>
      <text:p text:style-name="P27">text-shadow: -1px -1px 1px #aaa;</text:p>
      <text:p text:style-name="P27">0px 4px 1 px rgba(0,0,0,5),</text:p>
      <text:p text:style-name="P27">4px 4px 5px rgba(0,0,0,7),</text:p>
      <text:p text:style-name="P27"><text:soft-page-break/>0px 0px 7px rgba(0,0,0,4);</text:p>
      <text:p text:style-name="P26"><text:span text:style-name="T10">}</text:span><text:line-break/></text:p>
      <text:p text:style-name="P8"/>
      <text:p text:style-name="P6">[Section 4 = Text Layout]</text:p>
      <text:p text:style-name="P12"/>
      <text:p text:style-name="P7">Text Layout</text:p>
      <text:p text:style-name="P7"/>
      <text:p text:style-name="P2">Subsection:</text:p>
      <text:list xml:id="list36237704" text:continue-list="list3722074834966283901" text:style-name="L2">
        <text:list-item>
          <text:p text:style-name="P31">Alignment</text:p>
        </text:list-item>
        <text:list-item>
          <text:p text:style-name="P31">Line Height</text:p>
        </text:list-item>
        <text:list-item>
          <text:p text:style-name="P31">Letter Spacing</text:p>
        </text:list-item>
        <text:list-item>
          <text:p text:style-name="P31">Word Spacing</text:p>
        </text:list-item>
        <text:list-item>
          <text:p text:style-name="P31">Font Variant</text:p>
        </text:list-item>
        <text:list-item>
          <text:p text:style-name="P31">Font Kerning</text:p>
        </text:list-item>
        <text:list-item>
          <text:p text:style-name="P31">Text Indent</text:p>
        </text:list-item>
        <text:list-item>
          <text:p text:style-name="P31">White Space</text:p>
        </text:list-item>
        <text:list-item>
          <text:p text:style-name="P31">Text Overflow</text:p>
        </text:list-item>
        <text:list-item>
          <text:p text:style-name="P31">Word Break</text:p>
        </text:list-item>
        <text:list-item>
          <text:p text:style-name="P31">Word Wrap</text:p>
        </text:list-item>
        <text:list-item>
          <text:p text:style-name="P31">Writing Mode</text:p>
        </text:list-item>
        <text:list-item>
          <text:p text:style-name="P31">Text Orientation</text:p>
          <text:p text:style-name="P31"/>
          <text:p text:style-name="P31"/>
        </text:list-item>
      </text:list>
      <text:p text:style-name="P2"/>
      <text:p text:style-name="P9">Alignment</text:p>
      <text:p text:style-name="P9"/>
      <text:p text:style-name="P2">Text can be aligned with <text:span text:style-name="T15">text-align</text:span> using these values:</text:p>
      <text:p text:style-name="P2"/>
      <text:list xml:id="list6208862240714161923" text:style-name="L7">
        <text:list-item>
          <text:p text:style-name="P36">right</text:p>
        </text:list-item>
        <text:list-item>
          <text:p text:style-name="P36">left</text:p>
        </text:list-item>
        <text:list-item>
          <text:p text:style-name="P36">center</text:p>
        </text:list-item>
        <text:list-item>
          <text:p text:style-name="P53">justify justify justify justify justify justify justify justify justify justify justify justify justify justify justify justify justify justify justify <text:s/>(use with caution)</text:p>
        </text:list-item>
      </text:list>
      <text:p text:style-name="P18"/>
      <text:p text:style-name="P18">CODEBOX:</text:p>
      <text:p text:style-name="P18"><text:s/>p {</text:p>
      <text:p text:style-name="P19">text-align: center;</text:p>
      <text:p text:style-name="P2"><text:span text:style-name="T11">}</text:span></text:p>
      <text:p text:style-name="P2"/>
      <text:p text:style-name="P9">Line Height</text:p>
      <text:p text:style-name="P18"/>
      <text:p text:style-name="P10"><text:span text:style-name="T12">Line Height as the name suggests sets the height of each line with </text:span><text:span text:style-name="T13">line-height</text:span><text:span text:style-name="T12"> using</text:span><text:span text:style-name="T2"> most size and length values and a unitless value (recommend 1.5-2)</text:span><text:span text:style-name="T12"> </text:span></text:p>
      <text:p text:style-name="P10"><text:span text:style-name="T12"/></text:p>
      <text:p text:style-name="P18">CODEBOX:</text:p>
      <text:p text:style-name="P18"><text:s/>p {</text:p>
      <text:p text:style-name="P19">line-height: 1.5;</text:p>
      <text:p text:style-name="P18"><text:soft-page-break/><text:span text:style-name="T12">}</text:span></text:p>
      <text:p text:style-name="P2"/>
      <text:p text:style-name="P23">Seeing is believing [figure container caption]</text:p>
      <text:p text:style-name="P23"/>
      <text:p text:style-name="P15">Lorem Ipsum in a container box</text:p>
      <text:p text:style-name="P15">caption: Default line height...</text:p>
      <text:p text:style-name="P15"/>
      <text:p text:style-name="P15">Lorem Ipsum in a container box</text:p>
      <text:p text:style-name="P15">caption: Line height set...</text:p>
      <text:p text:style-name="P2"/>
      <text:p text:style-name="P9">Letter Spacing</text:p>
      <text:p text:style-name="P18"/>
      <text:p text:style-name="P2">As the name suggests sets the space between letters with <text:span text:style-name="T15">letter-spacing</text:span> using<text:span text:style-name="T1"> most size and length values and is u</text:span>sed more for heading text than in blocks of text.</text:p>
      <text:p text:style-name="P2"/>
      <text:p text:style-name="P18">CODEBOX:</text:p>
      <text:p text:style-name="P18"><text:s/>p {</text:p>
      <text:p text:style-name="P19">letter-spacing: 4px;</text:p>
      <text:p text:style-name="P18">}</text:p>
      <text:p text:style-name="P18"/>
      <text:p text:style-name="P24">Seeing is believing [figure container caption]</text:p>
      <text:p text:style-name="P24"/>
      <text:p text:style-name="P15">Lorem Ipsum in a container box</text:p>
      <text:p text:style-name="P15">caption: Default letter spacing...</text:p>
      <text:p text:style-name="P15"/>
      <text:p text:style-name="P15">Lorem Ipsum in a container box</text:p>
      <text:p text:style-name="P15">caption: Letter spacing set...</text:p>
      <text:p text:style-name="P2"/>
      <text:p text:style-name="P9">Word Spacing</text:p>
      <text:p text:style-name="P9"/>
      <text:p text:style-name="P2">Also as the name suggests sets the space between words with <text:span text:style-name="T16">word-</text:span><text:span text:style-name="T15">spacing</text:span> using<text:span text:style-name="T1"> most size and length values. </text:span></text:p>
      <text:p text:style-name="P2"><text:span text:style-name="T1"/></text:p>
      <text:p text:style-name="P18">CODEBOX:</text:p>
      <text:p text:style-name="P18">p {</text:p>
      <text:p text:style-name="P19">word-spacing: 6px;</text:p>
      <text:p text:style-name="P18">}</text:p>
      <text:p text:style-name="P18"><text:span text:style-name="T1"/></text:p>
      <text:p text:style-name="P13"/>
      <text:p text:style-name="P24">Seeing is believing [figure container caption]</text:p>
      <text:p text:style-name="P13"/>
      <text:p text:style-name="P15">Lorem Ipsum in a container box</text:p>
      <text:p text:style-name="P15">caption: Default word spacing...</text:p>
      <text:p text:style-name="P15"/>
      <text:p text:style-name="P15">Lorem Ipsum in a container box</text:p>
      <text:p text:style-name="P15">caption: Word spacing set...</text:p>
      <text:p text:style-name="P15"/>
      <text:p text:style-name="P16">Font Variant</text:p>
      <text:p text:style-name="P13"><text:soft-page-break/>Switch between [small caps] *style in small caps and normal font.</text:p>
      <text:p text:style-name="P13"/>
      <text:p text:style-name="P13">font-variant: small-caps;</text:p>
      <text:p text:style-name="P13">font-variant: normal;</text:p>
      <text:p text:style-name="P13"/>
      <text:list xml:id="list2015531535112013417" text:style-name="L9">
        <text:list-item>
          <text:p text:style-name="P50">small-caps</text:p>
        </text:list-item>
        <text:list-item>
          <text:p text:style-name="P50">normal</text:p>
          <text:p text:style-name="P50"/>
        </text:list-item>
      </text:list>
      <text:p text:style-name="P18">CODEBOX:</text:p>
      <text:p text:style-name="P18"><text:s/>p {</text:p>
      <text:p text:style-name="P19">font-variant: small-caps;</text:p>
      <text:p text:style-name="P46"><text:span text:style-name="T17">}</text:span></text:p>
      <text:p text:style-name="P14"/>
      <text:p text:style-name="P13"/>
      <text:p text:style-name="P16">Font Kerning</text:p>
      <text:p text:style-name="P20"/>
      <text:p text:style-name="P16"/>
      <text:p text:style-name="P13">This sets the use of the kerning information stored in a font.</text:p>
      <text:p text:style-name="P13"/>
      <text:list xml:id="list3575465381952947845" text:style-name="L10">
        <text:list-item>
          <text:p text:style-name="P51">Auto</text:p>
        </text:list-item>
        <text:list-item>
          <text:p text:style-name="P51">normal</text:p>
        </text:list-item>
        <text:list-item>
          <text:p text:style-name="P51">none</text:p>
        </text:list-item>
      </text:list>
      <text:p text:style-name="P14"/>
      <text:p text:style-name="P18">CODEBOX:</text:p>
      <text:p text:style-name="P18"><text:s/>div {</text:p>
      <text:p text:style-name="P19">font-variant: auto;</text:p>
      <text:p text:style-name="P20">}</text:p>
      <text:p text:style-name="P20"/>
      <text:p text:style-name="P21">Seeing is believing [figure container caption]</text:p>
      <text:p text:style-name="P14"/>
      <text:p text:style-name="P15">Lorem Ipsum in a container box</text:p>
      <text:p text:style-name="P15">caption: Auto kerning...</text:p>
      <text:p text:style-name="P15"/>
      <text:p text:style-name="P15">Lorem Ipsum in a container box</text:p>
      <text:p text:style-name="P15">caption: normal kerning...</text:p>
      <text:p text:style-name="P15"/>
      <text:p text:style-name="P15">Lorem Ipsum in a container box</text:p>
      <text:p text:style-name="P15">caption:no kerning...</text:p>
      <text:p text:style-name="P13"/>
      <text:p text:style-name="P9">Text Indent</text:p>
      <text:p text:style-name="P2"/>
      <text:p text:style-name="P13">Sets how much horizontal space should be left before the beginning of the first line with <text:span text:style-name="T15">text-indent</text:span> using most size and length values. </text:p>
      <text:p text:style-name="P13"/>
      <text:p text:style-name="P18">CODEBOX:</text:p>
      <text:p text:style-name="P18"><text:s/>div {</text:p>
      <text:p text:style-name="P19">text-indent: 4em;</text:p>
      <text:p text:style-name="P20">}</text:p>
      <text:p text:style-name="P13"/>
      <text:p text:style-name="P15"><text:soft-page-break/></text:p>
      <text:p text:style-name="P2"/>
      <text:p text:style-name="P9">White Space</text:p>
      <text:p text:style-name="P9"/>
      <text:p text:style-name="P2">As it sounds this is used to set how white space is handled</text:p>
      <text:p text:style-name="P9"/>
      <text:list xml:id="list821068974967356008" text:style-name="L11">
        <text:list-item>
          <text:p text:style-name="P56">normal</text:p>
        </text:list-item>
        <text:list-item>
          <text:p text:style-name="P56">nowrap</text:p>
        </text:list-item>
        <text:list-item>
          <text:p text:style-name="P56">pre</text:p>
        </text:list-item>
        <text:list-item>
          <text:p text:style-name="P56">pre-wrap</text:p>
        </text:list-item>
        <text:list-item>
          <text:p text:style-name="P56">pre-line</text:p>
        </text:list-item>
        <text:list-item>
          <text:p text:style-name="P56">break-spaces</text:p>
        </text:list-item>
      </text:list>
      <text:p text:style-name="P55"/>
      <text:p text:style-name="P18">CODEBOX:</text:p>
      <text:p text:style-name="P18"><text:s/>div {</text:p>
      <text:p text:style-name="P19">white-space: pre;</text:p>
      <text:p text:style-name="P20">}</text:p>
      <text:p text:style-name="P25">Seeing is believing [figure container caption]</text:p>
      <text:p text:style-name="P3"/>
      <text:p text:style-name="P15">Lorem Ipsum in a container box</text:p>
      <text:p text:style-name="P15">caption: Normal whitespace...</text:p>
      <text:p text:style-name="P15"/>
      <text:p text:style-name="P15"/>
      <text:p text:style-name="P15">Lorem Ipsum in a container box</text:p>
      <text:p text:style-name="P15">caption: Nowrap whitespace...</text:p>
      <text:p text:style-name="P15"/>
      <text:p text:style-name="P15">Lorem Ipsum in a container box</text:p>
      <text:p text:style-name="P15">caption: Pre whitespace...</text:p>
      <text:p text:style-name="P15"/>
      <text:p text:style-name="P15">Lorem Ipsum in a container box</text:p>
      <text:p text:style-name="P15">caption: Pre-wrap whitespace...</text:p>
      <text:p text:style-name="P15"/>
      <text:p text:style-name="P15">Lorem Ipsum in a container box</text:p>
      <text:p text:style-name="P15">caption: Pre-line whitespace...</text:p>
      <text:p text:style-name="P15"/>
      <text:p text:style-name="P15">Lorem Ipsum in a container box</text:p>
      <text:p text:style-name="P15">caption: Break spaces...</text:p>
      <text:p text:style-name="P13"/>
      <text:p text:style-name="P9"/>
      <text:p text:style-name="P9">Text Overflow</text:p>
      <text:p text:style-name="P20"/>
      <text:p text:style-name="P2">This sets how hidden overflow content is signaled to users. The container also needs to have <text:span text:style-name="T15">overflow</text:span> and <text:span text:style-name="T15">white-space</text:span> set before text-overflow will take affect.</text:p>
      <text:p text:style-name="P3"/>
      <text:p text:style-name="P4">Values can be set as:</text:p>
      <text:list xml:id="list2831614035236673848" text:style-name="L8">
        <text:list-item>
          <text:p text:style-name="P38">clip</text:p>
        </text:list-item>
        <text:list-item>
          <text:p text:style-name="P38">ellipsis</text:p>
        </text:list-item>
        <text:list-item>
          <text:p text:style-name="P38">custom string</text:p>
        </text:list-item>
      </text:list>
      <text:p text:style-name="P4"><text:soft-page-break/></text:p>
      <text:p text:style-name="P18">CODEBOX:</text:p>
      <text:p text:style-name="P18"><text:s/>div {</text:p>
      <text:p text:style-name="P19"><text:s text:c="2"/>white-space: nowrap;</text:p>
      <text:p text:style-name="P19"><text:s text:c="2"/>overflow: hidden;</text:p>
      <text:p text:style-name="P19"><text:s text:c="2"/>text-overflow: "----";</text:p>
      <text:p text:style-name="P20">}</text:p>
      <text:p text:style-name="P20"/>
      <text:p text:style-name="P25">Seeing is believing [figure container caption]</text:p>
      <text:p text:style-name="P15">Lorem Ipsum in a container box</text:p>
      <text:p text:style-name="P15">caption: Clip...</text:p>
      <text:p text:style-name="P15"/>
      <text:p text:style-name="P15"/>
      <text:p text:style-name="P15">Lorem Ipsum in a container box</text:p>
      <text:p text:style-name="P15">caption: Ellipsis...</text:p>
      <text:p text:style-name="P15"/>
      <text:p text:style-name="P15">Lorem Ipsum in a container box</text:p>
      <text:p text:style-name="P15">caption: Custom...</text:p>
      <text:p text:style-name="P15"/>
      <text:p text:style-name="P15"/>
      <text:p text:style-name="P9"/>
      <text:p text:style-name="P9">Word Break</text:p>
      <text:p text:style-name="P9"/>
      <text:p text:style-name="P2"><text:span text:style-name="T3">Using </text:span><text:span text:style-name="T4">word-break</text:span><text:span text:style-name="T3"> specifies how words should break when reaching the end of a line.</text:span> </text:p>
      <text:p text:style-name="P9"/>
      <text:p text:style-name="P4">Values can be set as:</text:p>
      <text:list xml:id="list36234154" text:continue-numbering="true" text:style-name="L8">
        <text:list-item>
          <text:p text:style-name="P38">normal</text:p>
        </text:list-item>
        <text:list-item>
          <text:p text:style-name="P38">keep all</text:p>
        </text:list-item>
        <text:list-item>
          <text:p text:style-name="P38">break all</text:p>
        </text:list-item>
      </text:list>
      <text:p text:style-name="P4"/>
      <text:p text:style-name="P18">CODEBOX:</text:p>
      <text:p text:style-name="P18"><text:s/>div {</text:p>
      <text:p text:style-name="P19"><text:s text:c="2"/>word-break: break-all;</text:p>
      <text:p text:style-name="P20">}</text:p>
      <text:list xml:id="list36228156" text:continue-numbering="true" text:style-name="L8">
        <text:list-header>
          <text:p text:style-name="P38"/>
        </text:list-header>
      </text:list>
      <text:p text:style-name="P25">Seeing is believing [figure container caption]</text:p>
      <text:p text:style-name="P15">Lorem Ipsum in a container box</text:p>
      <text:p text:style-name="P15">caption: Normal</text:p>
      <text:p text:style-name="P15"/>
      <text:p text:style-name="P15"/>
      <text:p text:style-name="P15">Lorem Ipsum in a container box</text:p>
      <text:p text:style-name="P15">caption: Keep my word </text:p>
      <text:p text:style-name="P15"/>
      <text:p text:style-name="P15">Lorem Ipsum in a container box</text:p>
      <text:p text:style-name="P15">caption: Break my word </text:p>
      <text:p text:style-name="P13"/>
      <text:p text:style-name="P9">Word Wrap</text:p>
      <text:p text:style-name="P9"/>
      <text:p text:style-name="P9"><text:span text:style-name="T5">Using </text:span><text:span text:style-name="T6">word-wrap can a</text:span><text:span text:style-name="T5">llow long words to be able to break and wrap onto the next </text:span><text:soft-page-break/><text:span text:style-name="T5">line.</text:span></text:p>
      <text:p text:style-name="P9"><text:span text:style-name="T5"/></text:p>
      <text:list xml:id="list9123578095181738932" text:style-name="L12">
        <text:list-item>
          <text:p text:style-name="P42"><text:span text:style-name="T5">Normal</text:span></text:p>
        </text:list-item>
        <text:list-item>
          <text:p text:style-name="P42"><text:span text:style-name="T5">break-word</text:span></text:p>
        </text:list-item>
      </text:list>
      <text:p text:style-name="P5"/>
      <text:p text:style-name="P18">CODEBOX:</text:p>
      <text:p text:style-name="P18"><text:s/>div {</text:p>
      <text:p text:style-name="P19"><text:s text:c="2"/>word-wrap: break-word;</text:p>
      <text:p text:style-name="P20">}</text:p>
      <text:p text:style-name="P5"/>
      <text:p text:style-name="P25">Seeing is believing [figure container caption]</text:p>
      <text:p text:style-name="P15">Lorem Ipsum in a container box</text:p>
      <text:p text:style-name="P15">caption: Normal</text:p>
      <text:p text:style-name="P15"/>
      <text:p text:style-name="P15"/>
      <text:p text:style-name="P15">Lorem Ipsum in a container box</text:p>
      <text:p text:style-name="P15">caption: break my word(wrap)</text:p>
      <text:p text:style-name="P13"/>
      <text:p text:style-name="P9">Writing Mode</text:p>
      <text:p text:style-name="P9"/>
      <text:p text:style-name="P2">This sets whether lines of text are laid out horizontally or vertically, as well as the direction in which blocks progress.</text:p>
      <text:p text:style-name="P5"/>
      <text:list xml:id="list271451832680117682" text:style-name="L13">
        <text:list-item>
          <text:p text:style-name="P57">horizontal-tb</text:p>
        </text:list-item>
        <text:list-item>
          <text:p text:style-name="P57">vertical-rl</text:p>
        </text:list-item>
        <text:list-item>
          <text:p text:style-name="P57">vertical-lr</text:p>
        </text:list-item>
        <text:list-item>
          <text:p text:style-name="P57"/>
        </text:list-item>
      </text:list>
      <text:p text:style-name="P18">CODEBOX:</text:p>
      <text:p text:style-name="P18"><text:s/>div {</text:p>
      <text:p text:style-name="P19"><text:s text:c="2"/>writing-mode: vertical-rl;</text:p>
      <text:p text:style-name="P58">}</text:p>
      <text:p text:style-name="P5"/>
      <text:p text:style-name="P25">Seeing is believing [figure container caption]</text:p>
      <text:p text:style-name="P15">Lorem Ipsum in a container box</text:p>
      <text:p text:style-name="P15">caption: Horizontal ...</text:p>
      <text:p text:style-name="P15"/>
      <text:p text:style-name="P15"/>
      <text:p text:style-name="P15">Lorem Ipsum in a container box</text:p>
      <text:p text:style-name="P15">caption: Vertical right to left...</text:p>
      <text:p text:style-name="P15"/>
      <text:p text:style-name="P15">Lorem Ipsum in a container box</text:p>
      <text:p text:style-name="P15">caption: Vertical left to right...</text:p>
      <text:p text:style-name="P15"/>
      <text:p text:style-name="P9">Text Orientation</text:p>
      <text:p text:style-name="P9"/>
      <text:p text:style-name="P10"><text:span text:style-name="T12">This only </text:span><text:span text:style-name="T8">affects te</text:span><text:span text:style-name="T9">xt in vertical mode and </text:span><text:span text:style-name="T14">text-orientation</text:span><text:span text:style-name="T12"> can change the orientation (for example if a verticle table header was needed)</text:span></text:p>
      <text:p text:style-name="P9"/>
      <text:list xml:id="list5956980510823814648" text:style-name="L14">
        <text:list-item>
          <text:p text:style-name="P39">mixed</text:p>
        </text:list-item>
        <text:list-item>
          <text:p text:style-name="P39"><text:soft-page-break/>upright</text:p>
        </text:list-item>
        <text:list-item>
          <text:p text:style-name="P39">sideways-right</text:p>
        </text:list-item>
        <text:list-item>
          <text:p text:style-name="P39">sideways</text:p>
        </text:list-item>
      </text:list>
      <text:p text:style-name="P9"/>
      <text:p text:style-name="P18">CODEBOX:</text:p>
      <text:p text:style-name="P18"><text:s/>div {</text:p>
      <text:p text:style-name="P19">writing-mode: vertical-rl;</text:p>
      <text:p text:style-name="P19">text-orientation: sideways-right;</text:p>
      <text:p text:style-name="P20">}</text:p>
      <text:p text:style-name="P9"/>
      <text:p text:style-name="P25">Seeing is believing [figure container caption]</text:p>
      <text:p text:style-name="P15">Lorem Ipsum in a container box</text:p>
      <text:p text:style-name="P15">caption: Mixed ...</text:p>
      <text:p text:style-name="P15"/>
      <text:p text:style-name="P15"/>
      <text:p text:style-name="P15">Lorem Ipsum in a container box</text:p>
      <text:p text:style-name="P15">caption: Upright...</text:p>
      <text:p text:style-name="P15"/>
      <text:p text:style-name="P15">Lorem Ipsum in a container box</text:p>
      <text:p text:style-name="P15">caption: Sideways-right...</text:p>
      <text:p text:style-name="P15"/>
      <text:p text:style-name="P15">Lorem Ipsum in a container box</text:p>
      <text:p text:style-name="P15">caption: Sideways..</text:p>
      <text:p text:style-name="P13"/>
      <text:p text:style-name="P6">[Section 5 = Font]</text:p>
      <text:p text:style-name="P6"/>
      <text:p text:style-name="P6"/>
      <text:p text:style-name="P7">Font</text:p>
      <text:p text:style-name="P7"/>
      <text:p text:style-name="P2">Multiple properties can also be set through the shorthand property font.</text:p>
      <text:p text:style-name="P2"/>
      <text:p text:style-name="P2">In this order:</text:p>
      <text:p text:style-name="P2"/>
      <text:p text:style-name="P5">font:font-style, font-variant, font-weight, font-stretch, font-size/line-height, font-family;</text:p>
      <text:p text:style-name="P5"/>
      <text:p text:style-name="P5">font:italic normal bold normal 3em/1.5 Helvetica, Arial, sans-serif;</text:p>
      <text:p text:style-name="P5"/>
      <text:p text:style-name="P4">Note: Only font-size and font-family are required when using font shorthand. </text:p>
      <text:p text:style-name="P4"/>
      <text:p text:style-name="P4"/>
      <text:p text:style-name="P7">Footer</text:p>
      <text:p text:style-name="P7"/>
      <text:p text:style-name="P4">Social media links:</text:p>
      <text:p text:style-name="P4">LinkedIn</text:p>
      <text:p text:style-name="P4">GitHub</text:p>
      <text:p text:style-name="P4">WordPress blog</text:p>
      <text:p text:style-name="P4"/>
      <text:p text:style-name="P4"/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Verdana" svg:font-family="Verdana, sans-serif"/>
    <style:font-face style:name="arial" svg:font-family="arial, x-locale-body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y Ronan</meta:initial-creator>
    <meta:creation-date>2021-03-02T15:18:17.62</meta:creation-date>
    <dc:date>2021-03-10T16:00:40.03</dc:date>
    <dc:creator>Mary Ronan</dc:creator>
    <meta:editing-duration>PT4H24M56S</meta:editing-duration>
    <meta:editing-cycles>73</meta:editing-cycles>
    <meta:generator>OpenOffice/4.1.5$Win32 OpenOffice.org_project/415m1$Build-9789</meta:generator>
    <meta:document-statistic meta:table-count="0" meta:image-count="0" meta:object-count="0" meta:page-count="13" meta:paragraph-count="398" meta:word-count="1430" meta:character-count="8473"/>
  </office:meta>
</office:document-meta>
</file>